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83cm" fo:min-width="4.07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5.592cm" fo:min-width="4.326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119cm" fo:min-width="4.32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2.54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29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1cm" fo:min-width="3.181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2.19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33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1.4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1.29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0.39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6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36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9pt" style:text-underline-style="solid" style:text-underline-width="auto" style:text-underline-color="font-color" style:font-size-asian="9pt" style:font-size-complex="9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-color="#ffffff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style:text-underline-style="none" style:font-size-asian="9pt" style:font-size-complex="9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572cm" svg:height="5.08cm" svg:x="11.43cm" svg:y="2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5.842cm" svg:x="11.176cm" svg:y="12.9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1.369cm" svg:x="18.288cm" svg:y="0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8cm" svg:height="1.524cm" svg:x="22.098cm" svg:y="13.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1.27cm" svg:x="22.606cm" svg:y="18.79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43cm" svg:y1="3.556cm" svg:x2="16.002cm" svg:y2="3.556cm">
          <text:p/>
        </draw:line>
        <draw:frame draw:style-name="gr7" draw:text-style-name="P2" draw:layer="layout" svg:width="5.334cm" svg:height="0.962cm" svg:x="11.268cm" svg:y="2.747cm">
          <draw:text-box>
            <text:p>UTILISATEUR</text:p>
          </draw:text-box>
        </draw:frame>
        <draw:frame draw:style-name="gr8" draw:text-style-name="P3" draw:layer="layout" svg:width="4.572cm" svg:height="4.043cm" svg:x="11.43cm" svg:y="3.556cm">
          <draw:text-box>
            <text:p><text:span text:style-name="T1">ID</text:span></text:p>
            <text:p><text:span text:style-name="T2">N</text:span><text:span text:style-name="T2">O</text:span><text:span text:style-name="T2">M</text:span></text:p>
            <text:p><text:span text:style-name="T2">P</text:span><text:span text:style-name="T2">R</text:span><text:span text:style-name="T2">E</text:span><text:span text:style-name="T2">N</text:span><text:span text:style-name="T2">O</text:span><text:span text:style-name="T2">M</text:span></text:p>
            <text:p><text:span text:style-name="T2">E</text:span><text:span text:style-name="T2">M</text:span><text:span text:style-name="T2">AI</text:span><text:span text:style-name="T2">L</text:span></text:p>
            <text:p><text:span text:style-name="T2">M</text:span><text:span text:style-name="T2">D</text:span><text:span text:style-name="T2">P</text:span></text:p>
            <text:p><text:span text:style-name="T2">T</text:span><text:span text:style-name="T2">Y</text:span><text:span text:style-name="T2">P</text:span><text:span text:style-name="T2">E</text:span><text:span text:style-name="T2">_</text:span><text:span text:style-name="T2">U</text:span><text:span text:style-name="T2">TI</text:span><text:span text:style-name="T2">LI</text:span><text:span text:style-name="T2">S</text:span><text:span text:style-name="T2">AT</text:span><text:span text:style-name="T2">E</text:span><text:span text:style-name="T2">U</text:span><text:span text:style-name="T2">R</text:span></text:p>
            <text:p><text:span text:style-name="T2">A</text:span><text:span text:style-name="T2">D</text:span><text:span text:style-name="T2">R</text:span><text:span text:style-name="T2">E</text:span><text:span text:style-name="T2">S</text:span><text:span text:style-name="T2">S</text:span><text:span text:style-name="T2">E</text:span></text:p>
            <text:p><text:span text:style-name="T2">A</text:span><text:span text:style-name="T2">G</text:span><text:span text:style-name="T2">E</text:span></text:p>
          </draw:text-box>
        </draw:frame>
        <draw:line draw:style-name="gr6" draw:text-style-name="P1" draw:layer="layout" svg:x1="11.176cm" svg:y1="13.716cm" svg:x2="16.002cm" svg:y2="13.716cm">
          <text:p/>
        </draw:line>
        <draw:frame draw:style-name="gr9" draw:text-style-name="P2" draw:layer="layout" svg:width="4.452cm" svg:height="0.962cm" svg:x="11.042cm" svg:y="12.954cm">
          <draw:text-box>
            <text:p>EVENEMENT</text:p>
          </draw:text-box>
        </draw:frame>
        <draw:frame draw:style-name="gr10" draw:text-style-name="P3" draw:layer="layout" svg:width="3.681cm" svg:height="4.991cm" svg:x="11.176cm" svg:y="13.916cm">
          <draw:text-box>
            <text:p><text:span text:style-name="T1">I</text:span><text:span text:style-name="T1">D</text:span><text:span text:style-name="T1">_</text:span><text:span text:style-name="T1">E</text:span><text:span text:style-name="T1">V</text:span><text:span text:style-name="T1">E</text:span><text:span text:style-name="T1">N</text:span><text:span text:style-name="T1">T</text:span></text:p>
            <text:p><text:span text:style-name="T2">N</text:span><text:span text:style-name="T2">O</text:span><text:span text:style-name="T2">M</text:span><text:span text:style-name="T2">_</text:span><text:span text:style-name="T2">E</text:span><text:span text:style-name="T2">V</text:span><text:span text:style-name="T2">E</text:span><text:span text:style-name="T2">N</text:span><text:span text:style-name="T2">T</text:span></text:p>
            <text:p><text:span text:style-name="T2">A</text:span><text:span text:style-name="T2">D</text:span><text:span text:style-name="T2">R</text:span><text:span text:style-name="T2">E</text:span><text:span text:style-name="T2">S</text:span><text:span text:style-name="T2">S</text:span><text:span text:style-name="T2">E</text:span></text:p>
            <text:p><text:span text:style-name="T2">L</text:span><text:span text:style-name="T2">O</text:span><text:span text:style-name="T2">N</text:span><text:span text:style-name="T2">G</text:span><text:span text:style-name="T2">IT</text:span><text:span text:style-name="T2">U</text:span><text:span text:style-name="T2">D</text:span><text:span text:style-name="T2">E</text:span></text:p>
            <text:p><text:span text:style-name="T2">L</text:span><text:span text:style-name="T2">A</text:span><text:span text:style-name="T2">TI</text:span><text:span text:style-name="T2">T</text:span><text:span text:style-name="T2">U</text:span><text:span text:style-name="T2">D</text:span><text:span text:style-name="T2">E</text:span></text:p>
            <text:p><text:span text:style-name="T2">D</text:span><text:span text:style-name="T2">A</text:span><text:span text:style-name="T2">T</text:span><text:span text:style-name="T2">E</text:span><text:span text:style-name="T2">_</text:span><text:span text:style-name="T2">E</text:span><text:span text:style-name="T2">V</text:span></text:p>
            <text:p><text:span text:style-name="T2">N</text:span><text:span text:style-name="T2">O</text:span><text:span text:style-name="T2">T</text:span><text:span text:style-name="T2">E</text:span></text:p>
            <text:p><text:span text:style-name="T2">D</text:span><text:span text:style-name="T2">E</text:span><text:span text:style-name="T2">S</text:span><text:span text:style-name="T2">C</text:span><text:span text:style-name="T2">R</text:span><text:span text:style-name="T2">IP</text:span><text:span text:style-name="T2">TI</text:span><text:span text:style-name="T2">F</text:span></text:p>
            <text:p><text:span text:style-name="T2">E</text:span><text:span text:style-name="T2">F</text:span><text:span text:style-name="T2">F</text:span><text:span text:style-name="T2">E</text:span><text:span text:style-name="T2">C</text:span><text:span text:style-name="T2">TI</text:span><text:span text:style-name="T2">F</text:span><text:span text:style-name="T2">_</text:span><text:span text:style-name="T2">M</text:span><text:span text:style-name="T2">A</text:span><text:span text:style-name="T2">X</text:span></text:p>
            <text:p><text:span text:style-name="T2">E</text:span><text:span text:style-name="T2">F</text:span><text:span text:style-name="T2">F</text:span><text:span text:style-name="T2">E</text:span><text:span text:style-name="T2">C</text:span><text:span text:style-name="T2">TI</text:span><text:span text:style-name="T2">F</text:span><text:span text:style-name="T2">_</text:span><text:span text:style-name="T2">M</text:span><text:span text:style-name="T2">I</text:span><text:span text:style-name="T2">N</text:span></text:p>
          </draw:text-box>
        </draw:frame>
        <draw:line draw:style-name="gr6" draw:text-style-name="P1" draw:layer="layout" svg:x1="16.002cm" svg:y1="5.334cm" svg:x2="18.288cm" svg:y2="5.334cm">
          <text:p/>
        </draw:line>
        <draw:line draw:style-name="gr6" draw:text-style-name="P1" draw:layer="layout" svg:x1="18.288cm" svg:y1="5.334cm" svg:x2="18.288cm" svg:y2="8.636cm">
          <text:p/>
        </draw:line>
        <draw:line draw:style-name="gr6" draw:text-style-name="P1" draw:layer="layout" svg:x1="16.002cm" svg:y1="14.986cm" svg:x2="17.78cm" svg:y2="14.986cm">
          <text:p/>
        </draw:line>
        <draw:line draw:style-name="gr6" draw:text-style-name="P1" draw:layer="layout" svg:x1="18.288cm" svg:y1="9.906cm" svg:x2="18.288cm" svg:y2="14.986cm">
          <text:p/>
        </draw:line>
        <draw:line draw:style-name="gr6" draw:text-style-name="P1" draw:layer="layout" svg:x1="17.272cm" svg:y1="14.986cm" svg:x2="18.288cm" svg:y2="14.986cm">
          <text:p/>
        </draw:line>
        <draw:custom-shape draw:style-name="gr11" draw:text-style-name="P1" draw:layer="layout" svg:width="3.81cm" svg:height="1.27cm" svg:x="17.01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4.033cm" svg:height="0.725cm" svg:x="17.018cm" svg:y="8.89cm">
          <draw:text-box>
            <text:p><text:span text:style-name="T3">Visite/est visité par</text:span></text:p>
          </draw:text-box>
        </draw:frame>
        <draw:line draw:style-name="gr6" draw:text-style-name="P1" draw:layer="layout" svg:x1="12.192cm" svg:y1="2.794cm" svg:x2="12.192cm" svg:y2="1.27cm">
          <text:p/>
        </draw:line>
        <draw:custom-shape draw:style-name="gr13" draw:text-style-name="P1" draw:layer="layout" svg:width="2.794cm" svg:height="1.27cm" svg:x="12.192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8.288cm" svg:y1="1.016cm" svg:x2="14.986cm" svg:y2="1.016cm">
          <text:p/>
        </draw:line>
        <draw:frame draw:style-name="gr14" draw:text-style-name="P5" draw:layer="layout" svg:width="4.826cm" svg:height="1.039cm" svg:x="18.288cm" svg:y="0.254cm">
          <draw:text-box>
            <text:p><text:span text:style-name="T4">DEMANDE_CONTRIBUTEUR</text:span></text:p>
          </draw:text-box>
        </draw:frame>
        <draw:line draw:style-name="gr6" draw:text-style-name="P1" draw:layer="layout" svg:x1="18.288cm" svg:y1="1.016cm" svg:x2="23.114cm" svg:y2="1.016cm">
          <text:p/>
        </draw:line>
        <draw:frame draw:style-name="gr15" draw:text-style-name="P6" draw:layer="layout" svg:width="4.826cm" svg:height="0.607cm" svg:x="18.288cm" svg:y="1.016cm">
          <draw:text-box>
            <text:p><text:span text:style-name="T5">LM</text:span></text:p>
          </draw:text-box>
        </draw:frame>
        <draw:frame draw:style-name="gr16" draw:text-style-name="P5" draw:layer="layout" svg:width="3.302cm" svg:height="1.165cm" svg:x="12.192cm" svg:y="0.613cm">
          <draw:text-box>
            <text:p><text:span text:style-name="T4">A une demande</text:span></text:p>
            <text:p><text:span text:style-name="T4">/est demande de</text:span></text:p>
          </draw:text-box>
        </draw:frame>
        <draw:line draw:style-name="gr6" draw:text-style-name="P1" draw:layer="layout" svg:x1="22.098cm" svg:y1="14.732cm" svg:x2="25.146cm" svg:y2="14.732cm">
          <text:p/>
        </draw:line>
        <draw:line draw:style-name="gr6" draw:text-style-name="P1" draw:layer="layout" svg:x1="22.606cm" svg:y1="19.304cm" svg:x2="25.4cm" svg:y2="19.304cm">
          <text:p/>
        </draw:line>
        <draw:frame draw:style-name="gr17" draw:text-style-name="P4" draw:layer="layout" svg:width="3.302cm" svg:height="0.725cm" svg:x="21.844cm" svg:y="14.112cm">
          <draw:text-box>
            <text:p><text:span text:style-name="T3">THEME</text:span></text:p>
          </draw:text-box>
        </draw:frame>
        <draw:frame draw:style-name="gr17" draw:text-style-name="P3" draw:layer="layout" svg:width="3.556cm" svg:height="0.725cm" svg:x="21.844cm" svg:y="14.837cm">
          <draw:text-box>
            <text:p><text:span text:style-name="T1">NOM_THEME</text:span></text:p>
          </draw:text-box>
        </draw:frame>
        <draw:line draw:style-name="gr6" draw:text-style-name="P1" draw:layer="layout" svg:x1="16.002cm" svg:y1="17.018cm" svg:x2="19.304cm" svg:y2="16.002cm">
          <text:p/>
        </draw:line>
        <draw:custom-shape draw:style-name="gr13" draw:text-style-name="P1" draw:layer="layout" svg:width="2.794cm" svg:height="1.27cm" svg:x="18.288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9.558cm" svg:y1="14.732cm" svg:x2="22.352cm" svg:y2="14.732cm">
          <text:p/>
        </draw:line>
        <draw:line draw:style-name="gr6" draw:text-style-name="P1" draw:layer="layout" svg:x1="11.43cm" svg:y1="4.572cm" svg:x2="3.556cm" svg:y2="4.572cm">
          <text:p/>
        </draw:line>
        <draw:line draw:style-name="gr6" draw:text-style-name="P1" draw:layer="layout" svg:x1="11.176cm" svg:y1="15.748cm" svg:x2="3.556cm" svg:y2="15.748cm">
          <text:p/>
        </draw:line>
        <draw:line draw:style-name="gr6" draw:text-style-name="P1" draw:layer="layout" svg:x1="3.556cm" svg:y1="4.572cm" svg:x2="3.556cm" svg:y2="9.652cm">
          <text:p/>
        </draw:line>
        <draw:custom-shape draw:style-name="gr18" draw:text-style-name="P1" draw:layer="layout" svg:width="2.54cm" svg:height="1.27cm" svg:x="2.5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556cm" svg:y1="15.748cm" svg:x2="3.556cm" svg:y2="10.922cm">
          <text:p/>
        </draw:line>
        <draw:line draw:style-name="gr6" draw:text-style-name="P1" draw:layer="layout" svg:x1="4.064cm" svg:y1="10.922cm" svg:x2="4.064cm" svg:y2="11.938cm">
          <text:p/>
        </draw:line>
        <draw:line draw:style-name="gr6" draw:text-style-name="P1" draw:layer="layout" svg:x1="4.064cm" svg:y1="11.176cm" svg:x2="4.318cm" svg:y2="11.176cm">
          <text:p/>
        </draw:line>
        <draw:frame draw:style-name="gr17" draw:text-style-name="P4" draw:layer="layout" svg:width="1.778cm" svg:height="0.725cm" svg:x="4.318cm" svg:y="10.922cm">
          <draw:text-box>
            <text:p><text:span text:style-name="T3">NOTE</text:span></text:p>
          </draw:text-box>
        </draw:frame>
        <draw:frame draw:style-name="gr19" draw:text-style-name="P5" draw:layer="layout" svg:width="2.032cm" svg:height="0.963cm" svg:x="2.794cm" svg:y="9.906cm">
          <draw:text-box>
            <text:p><text:span text:style-name="T4">Note</text:span></text:p>
            <text:p><text:span text:style-name="T4">/est note</text:span></text:p>
          </draw:text-box>
        </draw:frame>
        <draw:custom-shape draw:style-name="gr20" draw:text-style-name="P1" draw:layer="layout" svg:width="1.27cm" svg:height="1.27cm" svg:x="22.86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2.86cm" svg:y1="10.922cm" svg:x2="22.86cm" svg:y2="13.97cm">
          <text:p/>
        </draw:line>
        <draw:line draw:style-name="gr6" draw:text-style-name="P1" draw:layer="layout" svg:x1="24.13cm" svg:y1="10.922cm" svg:x2="24.13cm" svg:y2="13.97cm">
          <text:p/>
        </draw:line>
        <draw:frame draw:style-name="gr21" draw:text-style-name="P4" draw:layer="layout" svg:width="7.112cm" svg:height="1.199cm" svg:x="19.812cm" svg:y="11.938cm">
          <draw:text-box>
            <text:p><text:span text:style-name="T3"><text:s/></text:span><text:span text:style-name="T3">A pour racine <text:s text:c="11"/>est racine de</text:span></text:p>
          </draw:text-box>
        </draw:frame>
        <draw:custom-shape draw:style-name="gr20" draw:text-style-name="P1" draw:layer="layout" svg:width="1.27cm" svg:height="1.27cm" svg:x="26.67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5.146cm" svg:y1="14.837cm" svg:x2="27.432cm" svg:y2="17.018cm">
          <text:p/>
        </draw:line>
        <draw:line draw:style-name="gr6" draw:text-style-name="P1" draw:layer="layout" svg:x1="24.638cm" svg:y1="15.494cm" svg:x2="26.67cm" svg:y2="17.78cm">
          <text:p/>
        </draw:line>
        <draw:frame draw:style-name="gr22" draw:text-style-name="P5" draw:layer="layout" svg:width="2.136cm" svg:height="0.607cm" svg:x="26.058cm" svg:y="15.494cm">
          <draw:text-box>
            <text:p><text:span text:style-name="T4">Est pere de</text:span></text:p>
          </draw:text-box>
        </draw:frame>
        <draw:frame draw:style-name="gr23" draw:text-style-name="P7" draw:layer="layout" svg:width="1.963cm" svg:height="0.569cm" svg:x="24.638cm" svg:y="17.211cm">
          <draw:text-box>
            <text:p><text:span text:style-name="T6">A pour pere</text:span></text:p>
          </draw:text-box>
        </draw:frame>
        <draw:custom-shape draw:style-name="gr18" draw:text-style-name="P1" draw:layer="layout" svg:width="2.54cm" svg:height="1.27cm" svg:x="21.082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2.606cm" svg:y1="18.796cm" svg:x2="22.098cm" svg:y2="17.78cm">
          <text:p/>
        </draw:line>
        <draw:line draw:style-name="gr6" draw:text-style-name="P1" draw:layer="layout" svg:x1="22.098cm" svg:y1="15.494cm" svg:x2="21.336cm" svg:y2="16.764cm">
          <text:p/>
        </draw:line>
        <draw:frame draw:style-name="gr24" draw:text-style-name="P5" draw:layer="layout" svg:width="2.748cm" svg:height="0.963cm" svg:x="21.082cm" svg:y="16.764cm">
          <draw:text-box>
            <text:p><text:span text:style-name="T4">A pour niveau / est niveau de</text:span></text:p>
          </draw:text-box>
        </draw:frame>
        <draw:frame draw:style-name="gr25" draw:text-style-name="P5" draw:layer="layout" svg:width="3.048cm" svg:height="0.614cm" svg:x="22.352cm" svg:y="18.69cm">
          <draw:text-box>
            <text:p><text:span text:style-name="T4">NIVEAU_THEME</text:span></text:p>
          </draw:text-box>
        </draw:frame>
        <draw:frame draw:style-name="gr26" draw:text-style-name="P8" draw:layer="layout" svg:width="2.54cm" svg:height="0.645cm" svg:x="22.606cm" svg:y="19.263cm">
          <draw:text-box>
            <text:p><text:span text:style-name="T7">NIVEAU</text:span></text:p>
          </draw:text-box>
        </draw:frame>
        <draw:frame draw:style-name="gr27" draw:text-style-name="P8" draw:layer="layout" svg:width="1.016cm" svg:height="0.645cm" svg:x="17.018cm" svg:y="0.371cm">
          <draw:text-box>
            <text:p text:style-name="P9"><text:span text:style-name="T7">1,1</text:span></text:p>
          </draw:text-box>
        </draw:frame>
        <draw:frame draw:style-name="gr27" draw:text-style-name="P8" draw:layer="layout" svg:width="1.016cm" svg:height="0.645cm" svg:x="12.192cm" svg:y="2.032cm">
          <draw:text-box>
            <text:p text:style-name="P9"><text:span text:style-name="T7">0,1</text:span></text:p>
          </draw:text-box>
        </draw:frame>
        <draw:frame draw:style-name="gr27" draw:text-style-name="P8" draw:layer="layout" svg:width="1.016cm" svg:height="0.645cm" svg:x="16.002cm" svg:y="4.826cm">
          <draw:text-box>
            <text:p text:style-name="P9"><text:span text:style-name="T7">0,n</text:span></text:p>
          </draw:text-box>
        </draw:frame>
        <draw:frame draw:style-name="gr27" draw:text-style-name="P8" draw:layer="layout" svg:width="1.016cm" svg:height="0.645cm" svg:x="16.002cm" svg:y="14.341cm">
          <draw:text-box>
            <text:p text:style-name="P9"><text:span text:style-name="T7">0,n</text:span></text:p>
          </draw:text-box>
        </draw:frame>
        <draw:frame draw:style-name="gr27" draw:text-style-name="P8" draw:layer="layout" svg:width="1.016cm" svg:height="0.645cm" svg:x="9.906cm" svg:y="15.103cm">
          <draw:text-box>
            <text:p text:style-name="P9"><text:span text:style-name="T7">0,n</text:span></text:p>
          </draw:text-box>
        </draw:frame>
        <draw:frame draw:style-name="gr27" draw:text-style-name="P8" draw:layer="layout" svg:width="1.016cm" svg:height="0.645cm" svg:x="10.16cm" svg:y="3.927cm">
          <draw:text-box>
            <text:p text:style-name="P9"><text:span text:style-name="T7">0,n</text:span></text:p>
          </draw:text-box>
        </draw:frame>
        <draw:frame draw:style-name="gr27" draw:text-style-name="P8" draw:layer="layout" svg:width="1.016cm" svg:height="0.645cm" svg:x="16.256cm" svg:y="16.881cm">
          <draw:text-box>
            <text:p text:style-name="P9"><text:span text:style-name="T7">1,1</text:span></text:p>
          </draw:text-box>
        </draw:frame>
        <draw:frame draw:style-name="gr27" draw:text-style-name="P8" draw:layer="layout" svg:width="1.016cm" svg:height="0.645cm" svg:x="21.082cm" svg:y="14.224cm">
          <draw:text-box>
            <text:p text:style-name="P9"><text:span text:style-name="T7">0,n</text:span></text:p>
          </draw:text-box>
        </draw:frame>
        <draw:frame draw:style-name="gr27" draw:text-style-name="P8" draw:layer="layout" svg:width="1.016cm" svg:height="0.645cm" svg:x="21.844cm" svg:y="13.325cm">
          <draw:text-box>
            <text:p text:style-name="P9"><text:span text:style-name="T7">0,1</text:span></text:p>
          </draw:text-box>
        </draw:frame>
        <draw:frame draw:style-name="gr27" draw:text-style-name="P8" draw:layer="layout" svg:width="1.016cm" svg:height="0.645cm" svg:x="24.13cm" svg:y="13.325cm">
          <draw:text-box>
            <text:p text:style-name="P9"><text:span text:style-name="T7">0,n</text:span></text:p>
          </draw:text-box>
        </draw:frame>
        <draw:frame draw:style-name="gr27" draw:text-style-name="P8" draw:layer="layout" svg:width="1.016cm" svg:height="0.645cm" svg:x="25.4cm" svg:y="14.595cm">
          <draw:text-box>
            <text:p text:style-name="P9"><text:span text:style-name="T7">0,n</text:span></text:p>
          </draw:text-box>
        </draw:frame>
        <draw:frame draw:style-name="gr27" draw:text-style-name="P8" draw:layer="layout" svg:width="1.016cm" svg:height="0.645cm" svg:x="24.13cm" svg:y="15.611cm">
          <draw:text-box>
            <text:p text:style-name="P9"><text:span text:style-name="T7">0,1</text:span></text:p>
          </draw:text-box>
        </draw:frame>
        <draw:frame draw:style-name="gr27" draw:text-style-name="P8" draw:layer="layout" svg:width="1.016cm" svg:height="0.645cm" svg:x="21.844cm" svg:y="15.562cm">
          <draw:text-box>
            <text:p text:style-name="P9"><text:span text:style-name="T7">1,1</text:span></text:p>
          </draw:text-box>
        </draw:frame>
        <draw:frame draw:style-name="gr27" draw:text-style-name="P8" draw:layer="layout" svg:width="1.016cm" svg:height="0.645cm" svg:x="21.59cm" svg:y="18.288cm">
          <draw:text-box>
            <text:p text:style-name="P9"><text:span text:style-name="T7">0,n</text:span></text:p>
          </draw:text-box>
        </draw:frame>
        <draw:frame draw:style-name="gr28" draw:text-style-name="P8" draw:layer="layout" svg:width="2.725cm" svg:height="1.039cm" svg:x="18.383cm" svg:y="14.869cm">
          <draw:text-box>
            <text:p><text:span text:style-name="T7">A pour theme </text:span></text:p>
            <text:p><text:span text:style-name="T7">/ est theme de</text:span></text:p>
          </draw:text-box>
        </draw:frame>
        <presentation:notes draw:style-name="dp2">
          <draw:page-thumbnail draw:style-name="gr29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7T19:30:38.320778659</meta:creation-date>
    <meta:editing-duration>PT7M21S</meta:editing-duration>
    <meta:editing-cycles>2</meta:editing-cycles>
    <meta:generator>LibreOffice/5.1.6.2$Linux_X86_64 LibreOffice_project/10m0$Build-2</meta:generator>
    <dc:date>2019-12-17T19:37:57.684284278</dc:date>
    <meta:document-statistic meta:object-count="94"/>
  </office:meta>
</office:document-meta>
</file>